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2.661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6.331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29" style:family="paragraph">
      <style:paragraph-properties fo:margin-top="0cm" fo:margin-bottom="0cm" fo:line-height="100%" fo:text-align="end" style:punctuation-wrap="simple" style:writing-mode="rl-tb"/>
      <style:text-properties fo:font-size="13pt" style:font-size-asian="14pt" style:font-size-complex="14pt"/>
    </style:style>
    <style:style style:name="P3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1" style:family="paragraph">
      <loext:graphic-properties draw:fill="none" draw:fill-color="#ffffff"/>
      <style:paragraph-properties fo:text-align="start" style:font-independent-line-spacing="true"/>
      <style:text-properties fo:font-size="14pt" style:font-size-asian="14pt" style:font-size-complex="14pt"/>
    </style:style>
    <style:style style:name="P32"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5"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6" style:family="paragraph">
      <style:paragraph-properties fo:margin-top="0cm" fo:margin-bottom="0cm" fo:text-align="start"/>
    </style:style>
    <style:style style:name="P37" style:family="paragraph">
      <loext:graphic-properties draw:fill="none"/>
      <style:paragraph-properties fo:text-align="center"/>
    </style:style>
    <style:style style:name="P38"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39" style:family="paragraph">
      <loext:graphic-properties draw:fill-color="#ffffff"/>
    </style:style>
    <style:style style:name="P40" style:family="paragraph">
      <loext:graphic-properties draw:fill="none"/>
      <style:paragraph-properties fo:text-align="start" style:font-independent-line-spacing="true"/>
      <style:text-properties fo:font-size="40pt" fo:font-weight="normal" style:font-weight-asian="normal" style:font-weight-complex="normal"/>
    </style:style>
    <style:style style:name="P41"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42" style:family="paragraph">
      <loext:graphic-properties draw:fill="none"/>
      <style:paragraph-properties fo:text-align="start" style:font-independent-line-spacing="true"/>
      <style:text-properties fo:color="#ff3333" fo:font-size="40pt"/>
    </style:style>
    <style:style style:name="P43" style:family="paragraph">
      <loext:graphic-properties draw:fill="none" draw:fill-color="#ffffff"/>
      <style:text-properties fo:font-size="32pt"/>
    </style:style>
    <style:style style:name="P44"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45"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46" style:family="paragraph">
      <loext:graphic-properties draw:fill="none"/>
      <style:paragraph-properties fo:text-align="start" style:font-independent-line-spacing="true"/>
      <style:text-properties fo:font-size="36pt" style:font-size-asian="36pt" style:font-size-complex="36pt"/>
    </style:style>
    <style:style style:name="P47"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8"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solid" draw:fill-color="#9b2d1f"/>
      <style:paragraph-properties fo:text-align="start" style:font-independent-line-spacing="true"/>
      <style:text-properties fo:font-size="24pt"/>
    </style:style>
    <style:style style:name="P51" style:family="paragraph">
      <loext:graphic-properties draw:fill="solid" draw:fill-color="#cc9900"/>
      <style:paragraph-properties fo:text-align="start" style:font-independent-line-spacing="true"/>
      <style:text-properties fo:font-size="24pt"/>
    </style:style>
    <style:style style:name="P52"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4"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bold" style:font-size-asian="32pt" style:font-style-asian="normal" style:font-weight-asian="bold" style:font-size-complex="32pt" style:font-style-complex="normal" style:font-weight-complex="bold"/>
    </style:style>
    <style:style style:name="T65"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size="32pt"/>
    </style:style>
    <style:style style:name="T67" style:family="text">
      <style:text-properties fo:color="#0000ff" fo:font-size="32pt"/>
    </style:style>
    <style:style style:name="T68" style:family="text">
      <style:text-properties fo:color="#009933" fo:font-size="32pt"/>
    </style:style>
    <style:style style:name="T69" style:family="text">
      <style:text-properties fo:color="#ff3333" fo:font-size="32pt"/>
    </style:style>
    <style:style style:name="T70" style:family="text">
      <style:text-properties fo:font-size="32pt" fo:font-weight="bold" style:font-weight-asian="bold" style:font-weight-complex="bold"/>
    </style:style>
    <style:style style:name="T71" style:family="text">
      <style:text-properties fo:font-size="24pt" fo:font-style="italic" style:font-size-asian="24pt" style:font-style-asian="italic" style:font-size-complex="24pt" style:font-style-complex="italic"/>
    </style:style>
    <style:style style:name="T72"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6"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7"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3"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8"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5"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7"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0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01"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2"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3"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4"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5"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7"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8"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and Classe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bstract Data Type (ADT)</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lasse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nd classe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text:span><text:span text:style-name="T33">uct</text:span><text:span text:style-name="T32">, except </text:span><text:span text:style-name="T32">that by </text:span><text:span text:style-name="T32">default </text:span><text:span text:style-name="T33">struct </text:span><text:span text:style-name="T32">members </text:span><text:span text:style-name="T32">are </text:span><text:span text:style-name="T35">public</text:span><text:span text:style-name="T32"> </text:span><text:span text:style-name="T32">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8" draw:layer="layout" svg:width="11.641cm" svg:height="10.159cm" svg:x="0.635cm" svg:y="8.043cm">
          <text:p text:style-name="P25"><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8" draw:layer="layout" svg:width="12.487cm" svg:height="10.159cm" svg:x="12.277cm" svg:y="7.62cm">
          <text:p text:style-name="P25"><text:span text:style-name="T31">i</text:span><text:span text:style-name="T31">n</text:span><text:span text:style-name="T31">t</text:span><text:span text:style-name="T36"> </text:span><text:span text:style-name="T36">m</text:span><text:span text:style-name="T36">a</text:span><text:span text:style-name="T36">i</text:span><text:span text:style-name="T36">n</text:span><text:span text:style-name="T36">(</text:span><text:span text:style-name="T36">) </text:span><text:span text:style-name="T36"><text:line-break/></text:span><text:span text:style-name="T36">{ </text:span><text:span text:style-name="T36"><text:line-break/></text:span><text:span text:style-name="T36"> </text:span><text:span text:style-name="T36"> </text:span><text:span text:style-name="T38"> </text:span><text:span text:style-name="T38">M</text:span><text:span text:style-name="T38">y</text:span><text:span text:style-name="T38">S</text:span><text:span text:style-name="T38">t</text:span><text:span text:style-name="T38">r</text:span><text:span text:style-name="T38">u</text:span><text:span text:style-name="T38">c</text:span><text:span text:style-name="T38">t </text:span><text:span text:style-name="T38">s</text:span><text:span text:style-name="T38">; </text:span><text:span text:style-name="T38"><text:line-break/></text:span><text:span text:style-name="T39"> <text:s/></text:span><text:span text:style-name="T39"><text:s/></text:span><text:span text:style-name="T38">s</text:span><text:span text:style-name="T38">.</text:span><text:span text:style-name="T38">x </text:span><text:span text:style-name="T38">= </text:span><text:span text:style-name="T40">1</text:span><text:span text:style-name="T38">;</text:span><text:span text:style-name="T38"> </text:span><text:span text:style-name="T39">/</text:span><text:span text:style-name="T39">/ </text:span><text:span text:style-name="T39">o</text:span><text:span text:style-name="T39">k</text:span><text:span text:style-name="T38"> </text:span><text:span text:style-name="T38"><text:line-break/></text:span><text:span text:style-name="T38"> </text:span><text:span text:style-name="T38"> </text:span><text:span text:style-name="T38"> </text:span><text:span text:style-name="T38">M</text:span><text:span text:style-name="T38">y</text:span><text:span text:style-name="T38">C</text:span><text:span text:style-name="T38">l</text:span><text:span text:style-name="T38">a</text:span><text:span text:style-name="T38">s</text:span><text:span text:style-name="T38">s </text:span><text:span text:style-name="T38">c</text:span><text:span text:style-name="T38">; </text:span><text:span text:style-name="T38"><text:line-break/></text:span><text:span text:style-name="T41"> <text:s/></text:span><text:span text:style-name="T41"><text:s/></text:span><text:span text:style-name="T41">c</text:span><text:span text:style-name="T41">.</text:span><text:span text:style-name="T41">x </text:span><text:span text:style-name="T41">= </text:span><text:span text:style-name="T41">1</text:span><text:span text:style-name="T41">;</text:span><text:span text:style-name="T41"> </text:span><text:span text:style-name="T41">/</text:span><text:span text:style-name="T41">/ </text:span><text:span text:style-name="T41">e</text:span><text:span text:style-name="T41">r</text:span><text:span text:style-name="T41">r</text:span><text:span text:style-name="T41">o</text:span><text:span text:style-name="T41">r</text:span><text:span text:style-name="T38"> </text:span><text:span text:style-name="T38"><text:line-break/></text:span><text:span text:style-name="T38">} </text:span><text:span text:style-name="T38"><text:line-break/></text:span><text:span text:style-name="T38"><text:line-break/></text:span><text:span text:style-name="T38"/></text:p>
          <text:p text:style-name="P25"><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ructs &amp; classes </text:span><text:span text:style-name="T43">(folder 1)</text:span></text:p>
          </draw:text-box>
        </draw:frame>
        <draw:frame draw:name="מציין מיקום של מספר שקופית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2" draw:layer="layout" svg:width="10.075cm" svg:height="15.874cm" svg:x="0.847cm" svg:y="2.54cm" presentation:class="outline" presentation:user-transformed="true">
          <draw:text-box>
            <text:p text:style-name="P25"><text:span text:style-name="T30">All of these are </text:span><text:span text:style-name="T30">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2" draw:layer="layout" svg:width="12.954cm" svg:height="15.874cm" svg:x="11.684cm" svg:y="2.54cm" presentation:class="outline" presentation:user-transformed="true">
          <draw:text-box>
            <text:p text:style-name="P25"><text:span text:style-name="T30">All of these are </text:span><text:span text:style-name="T30">the same (and </text:span><text:span text:style-name="T30">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9.652cm" svg:x="0.508cm" svg:y="3.374cm" presentation:class="outline" presentation:user-transformed="true">
          <draw:text-box>
            <text:p text:style-name="P34"><text:span text:style-name="T44">struct</text:span><text:span text:style-name="T45"> Cplx { </text:span></text:p>
            <text:p text:style-name="P34"><text:span text:style-name="T45"><text:s/></text:span><text:span text:style-name="T44">double</text:span><text:span text:style-name="T45"> re, </text:span><text:span text:style-name="T45">im;</text:span><text:span text:style-name="T45"><text:line-break/></text:span><text:span text:style-name="T45">}; </text:span></text:p>
            <text:p text:style-name="P34"><text:span text:style-name="T45"/></text:p>
            <text:p text:style-name="P34"><text:span text:style-name="T45">Cplx sumCplx(</text:span><text:span text:style-name="T45"><text:line-break/></text:span><text:span text:style-name="T45">Cplx a, Cplx </text:span><text:span text:style-name="T45">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5" draw:layer="layout" svg:width="8.382cm" svg:height="12.446cm" svg:x="16.256cm" svg:y="3.302cm" presentation:class="outline" presentation:user-transformed="true">
          <draw:text-box>
            <text:p text:style-name="P34"><text:span text:style-name="T44">class </text:span><text:span text:style-name="T45">Cplx { </text:span></text:p>
            <text:p text:style-name="P34"><text:span text:style-name="T45"><text:s/></text:span><text:span text:style-name="T44">private </text:span><text:span text:style-name="T44">double <text:s text:c="5"/></text:span><text:span text:style-name="T45">re, im;</text:span></text:p>
            <text:p text:style-name="P34"><text:span text:style-name="T45"><text:s/></text:span><text:span text:style-name="T44">public </text:span><text:span text:style-name="T45">Cplx </text:span><text:span text:style-name="T45">sum</text:span></text:p>
            <text:p text:style-name="P34"><text:span text:style-name="T45"><text:s text:c="4"/></text:span><text:span text:style-name="T45">(Cplx b) </text:span><text:span text:style-name="T45">{…}</text:span></text:p>
            <text:p text:style-name="P34"><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span text:style-name="T45"><text:line-break/></text:span><text:span text:style-name="T45">}; </text:span></text:p>
          </draw:text-box>
        </draw:frame>
        <draw:frame draw:name="Rectangle 3" presentation:style-name="pr14" draw:text-style-name="P35" draw:layer="layout" svg:width="8.128cm" svg:height="14.732cm" svg:x="8.128cm" svg:y="3.302cm" presentation:class="outline" presentation:user-transformed="true">
          <draw:text-box>
            <text:p text:style-name="P34"><text:span text:style-name="T44">class </text:span><text:span text:style-name="T45">Cplx {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4"><text:s/></text:span><text:span text:style-name="T45">Cplx sum</text:span></text:p>
            <text:p text:style-name="P34"><text:span text:style-name="T45"><text:s text:c="2"/></text:span><text:span text:style-name="T45">(Cplx b) {…}</text:span></text:p>
            <text:p text:style-name="P34"><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 </text:span><text:span text:style-name="T45">{…}</text:span></text:p>
            <text:p text:style-name="P34"><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8" draw:style-name="dp1" draw:master-page-name="כותרת_20_ותוכן" presentation:presentation-page-layout-name="AL2T11" xml:id="id18" draw:id="id18">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5" draw:layer="layout" svg:width="7.62cm" svg:height="7.294cm" svg:x="0.508cm" svg:y="3.374cm" presentation:class="outline" presentation:user-transformed="true">
          <draw:text-box>
            <text:p text:style-name="P34"><text:span text:style-name="T44">int</text:span><text:span text:style-name="T45"> main() { </text:span></text:p>
            <text:p text:style-name="P34"><text:span text:style-name="T45"><text:s text:c="3"/></text:span><text:span text:style-name="T45">Cplx a;</text:span></text:p>
            <text:p text:style-name="P34"><text:span text:style-name="T45"><text:s text:c="3"/></text:span><text:span text:style-name="T45">a.re=5;</text:span></text:p>
            <text:p text:style-name="P34"><text:span text:style-name="T45"><text:s text:c="3"/></text:span><text:span text:style-name="T45">a.im=10;</text:span></text:p>
            <text:p text:style-name="P34"><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3.svm" xlink:type="simple" xlink:show="embed" xlink:actuate="onLoad"/>
        </draw:frame>
        <draw:frame draw:name="Rectangle 3" presentation:style-name="pr14" draw:text-style-name="P35" draw:layer="layout" svg:width="8.382cm" svg:height="6.858cm" svg:x="16.256cm" svg:y="3.302cm" presentation:class="outline" presentation:user-transformed="true">
          <draw:text-box>
            <text:p text:style-name="P34"><text:span text:style-name="T44">void</text:span><text:span text:style-name="T45"> main(…) { </text:span></text:p>
            <text:p text:style-name="P34"><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4"><text:span text:style-name="T45">}</text:span></text:p>
          </draw:text-box>
        </draw:frame>
        <draw:frame draw:name="Rectangle 3" presentation:style-name="pr14" draw:text-style-name="P35" draw:layer="layout" svg:width="8.128cm" svg:height="4.318cm" svg:x="8.128cm" svg:y="3.302cm" presentation:class="outline" presentation:user-transformed="true">
          <draw:text-box>
            <text:p text:style-name="P34"><text:span text:style-name="T44">int</text:span><text:span text:style-name="T45"> main() { </text:span></text:p>
            <text:p text:style-name="P34"><text:span text:style-name="T45"><text:s text:c="3"/></text:span><text:span text:style-name="T45">Cplx </text:span><text:span text:style-name="T45">a(5,10);</text:span></text:p>
            <text:p text:style-name="P34"><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9" draw:style-name="dp1" draw:master-page-name="כותרת_20_ותוכן" presentation:presentation-page-layout-name="AL2T11" xml:id="id19" draw:id="id19">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5" draw:layer="layout" svg:width="23.876cm" svg:height="1.27cm" svg:x="0.846cm" svg:y="17.018cm" presentation:class="outline" presentation:user-transformed="true">
          <draw:text-box>
            <text:p text:style-name="P34"><text:span text:style-name="T44">int </text:span><text:span text:style-name="T45">main () { <text:s/></text:span><text:span text:style-name="T45">Cplx a, b, c; <text:s/></text:span><text:span text:style-name="T45">};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0" draw:style-name="dp1" draw:master-page-name="כותרת_20_ותוכן" presentation:presentation-page-layout-name="AL2T11" xml:id="id20" draw:id="id20">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Two ways to implement a method </text:span><text:span text:style-name="T43">(folder 2)</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4">class </text:span><text:span text:style-name="T45">Complex </text:span><text:span text:style-name="T45">{ </text:span></text:p>
            <text:p text:style-name="P34"><text:span text:style-name="T44"><text:s text:c="2"/></text:span><text:span text:style-name="T44">double </text:span><text:span text:style-name="T45">re, </text:span><text:span text:style-name="T45">im;</text:span></text:p>
            <text:p text:style-name="P34"><text:span text:style-name="T44">public:</text:span></text:p>
            <text:p text:style-name="P34"><text:span text:style-name="T45"><text:s/></text:span><text:span text:style-name="T45">Complex () </text:span><text:span text:style-name="T45">{ re=0; </text:span><text:span text:style-name="T45">im=0; }</text:span><text:span text:style-name="T50">// </text:span><text:span text:style-name="T50">inline </text:span><text:span text:style-name="T50">constructor</text:span></text:p>
            <text:p text:style-name="P34"><text:span text:style-name="T45"><text:s/></text:span><text:span text:style-name="T45">Complex </text:span><text:span text:style-name="T45">(</text:span><text:span text:style-name="T44">double </text:span><text:span text:style-name="T45">re, </text:span><text:span text:style-name="T44">double </text:span><text:span text:style-name="T45">im); <text:s text:c="2"/></text:span><text:span text:style-name="T50">// </text:span><text:span text:style-name="T50">“outline”</text:span></text:p>
            <text:p text:style-name="P34"><text:span text:style-name="T45"/></text:p>
            <text:p text:style-name="P34"><text:span text:style-name="T44"><text:s/></text:span><text:span text:style-name="T45">Complex sum <text:s/></text:span><text:span text:style-name="T45">(Complex b) </text:span><text:span text:style-name="T45">{ </text:span><text:span text:style-name="T44">return</text:span><text:span text:style-name="T45"> </text:span><text:span text:style-name="T45">Complex(a.re+b</text:span><text:span text:style-name="T45">.re, </text:span><text:span text:style-name="T45">a.im+b.im); } </text:span><text:span text:style-name="T50">// inline </text:span><text:span text:style-name="T50">method</text:span></text:p>
            <text:p text:style-name="P34"><text:span text:style-name="T44"><text:s/></text:span><text:span text:style-name="T45">Complex diff </text:span><text:span text:style-name="T45">(Complex b); <text:s text:c="2"/></text:span><text:span text:style-name="T45"><text:s text:c="3"/></text:span><text:span text:style-name="T50">// </text:span><text:span text:style-name="T50">“outline”</text:span></text:p>
            <text:p text:style-name="P34"><text:span text:style-name="T45">};</text:span><text:span text:style-name="T45"><text:line-break/></text:span><text:span text:style-name="T45"/></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11" draw:style-name="dp1" draw:master-page-name="כותרת_20_ותוכן" presentation:presentation-page-layout-name="AL2T11" xml:id="id21" draw:id="id2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Implementing methods out-of-lin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4"><text:span text:style-name="T45"><text:s/></text:span><text:span text:style-name="T45">Complex::Compl</text:span><text:span text:style-name="T45">ex (</text:span><text:span text:style-name="T44">double </text:span><text:span text:style-name="T45">re, </text:span><text:span text:style-name="T44">double </text:span><text:span text:style-name="T45">im) {</text:span></text:p>
            <text:p text:style-name="P34"><text:span text:style-name="T45"/></text:p>
            <text:p text:style-name="P34"><text:span text:style-name="T45"><text:s text:c="4"/></text:span><text:span text:style-name="T44">this</text:span><text:span text:style-name="T45">→re</text:span><text:span text:style-name="T44"> = </text:span><text:span text:style-name="T45">re;</text:span><text:span text:style-name="T44"> <text:s/></text:span></text:p>
            <text:p text:style-name="P34"><text:span text:style-name="T45"><text:s text:c="4"/></text:span><text:span text:style-name="T44">this</text:span><text:span text:style-name="T45">→im</text:span><text:span text:style-name="T44"> = </text:span><text:span text:style-name="T45">im;</text:span></text:p>
            <text:p text:style-name="P34"><text:span text:style-name="T45"><text:s/></text:span><text:span text:style-name="T45">}</text:span></text:p>
            <text:p text:style-name="P34"><text:span text:style-name="T45"/></text:p>
            <text:p text:style-name="P34"><text:span text:style-name="T44"/></text:p>
            <text:p text:style-name="P34"><text:span text:style-name="T44"/></text:p>
            <text:p text:style-name="P34"><text:span text:style-name="T44"><text:s/></text:span><text:span text:style-name="T45">Complex </text:span><text:span text:style-name="T45">Complex::diff(</text:span><text:span text:style-name="T45">Complex b) { </text:span></text:p>
            <text:p text:style-name="P34"><text:span text:style-name="T45"><text:s text:c="4"/></text:span><text:span text:style-name="T44">return</text:span><text:span text:style-name="T45"> </text:span><text:span text:style-name="T45">Complex(a.re-</text:span><text:span text:style-name="T45">b.re, a.im-</text:span><text:span text:style-name="T45">b.im); </text:span></text:p>
            <text:p text:style-name="P34"><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pe </text:span><text:span text:style-name="T51">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7" draw:layer="layout" svg:x1="9.652cm" svg:y1="4.572cm" svg:x2="9.652cm" svg:y2="4.318cm">
          <text:p/>
        </draw:line>
        <draw:frame presentation:style-name="pr16" draw:text-style-name="P38" draw:layer="layout" svg:width="10.414cm" svg:height="3.556cm" svg:x="2.54cm" svg:y="10.668cm">
          <draw:text-box>
            <text:p text:style-name="P25"><text:span text:style-name="T52">The address of the instance for which the member method was invoked.</text:span></text:p>
          </draw:text-box>
        </draw:frame>
        <draw:line draw:style-name="gr12" draw:text-style-name="P37" draw:layer="layout" svg:x1="6.858cm" svg:y1="10.414cm" svg:x2="3.81cm" svg:y2="8.636cm">
          <text:p/>
        </draw:line>
        <anim:par presentation:node-type="timing-root">
          <anim:par smil:begin="id21.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2" draw:id="id22">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lass Basics – member/static </text:span><text:span text:style-name="T53">(folder 3)</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text:span><text:span text:style-name="T55">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text:span><text:span text:style-name="T55">max_size=</text:span><text:span text:style-name="T57">1000</text:span><text:span text:style-name="T55">; </text:span><text:span text:style-name="T56">//</text:span><text:span text:style-name="T56">error! (declare </text:span><text:span text:style-name="T56">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text:span><text:span text:style-name="T55">List::max_size=</text:span><text:span text:style-name="T57">10</text:span><text:span text:style-name="T57">00</text:span><text:span text:style-name="T55">; </text:span><text:span text:style-name="T56">//ok, in one </text:span><text:span text:style-name="T56">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text:span><text:span text:style-name="T55">ze(); </text:span><text:span text:style-name="T55"><text:line-break/></text:span><text:span text:style-name="T55">   l.getMaxSize()</text:span><text:span text:style-name="T55">; </text:span><text:span text:style-name="T56">//compiles ok, </text:span><text:span text:style-name="T56">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2">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6"><text:span text:style-name="T58">More about this in <text:s/>the tirgul</text:span></text:p>
            </draw:text-box>
          </draw:frame>
          <draw:frame draw:name="Slide Number Placeholder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this" draw:style-name="dp3" draw:master-page-name="כותרת_20_ותוכן" presentation:presentation-page-layout-name="AL2T11" xml:id="id23" draw:id="id23">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59">this</text:span></text:p>
          </draw:text-box>
        </draw:frame>
        <draw:frame draw:name="Slide Number Placeholder 2"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4"><text:span text:style-name="T54">static</text:span><text:span text:style-name="T55"> </text:span><text:span text:style-name="T54">int</text:span><text:span text:style-name="T55"> </text:span><text:span text:style-name="T55">List::getMaxSize(</text:span><text:span text:style-name="T55">)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 compile </text:span><text:span text:style-name="T56">error! </text:span><text:span text:style-name="T56"><text:line-break/></text:span><text:span text:style-name="T56"> <text:s text:c="2"/></text:span><text:span text:style-name="T54">return</text:span><text:span text:style-name="T55"> </text:span><text:span text:style-name="T55">max_size; </text:span><text:span text:style-name="T56">// ok </text:span><text:span text:style-name="T56"><text:line-break/></text:span><text:span text:style-name="T55">} </text:span><text:span text:style-name="T55"><text:line-break/></text:span><text:span text:style-name="T54">int</text:span><text:span text:style-name="T55"> </text:span><text:span text:style-name="T55">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text:span><text:span text:style-name="T55">&gt;size; </text:span><text:span text:style-name="T56">//ok </text:span><text:span text:style-name="T56"><text:line-break/></text:span><text:span text:style-name="T55">} </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13" presentation:class="page"/>
          <draw:frame presentation:style-name="pr8" draw:text-style-name="P39"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xml:id="id24" draw:id="id24">
        <office:forms form:automatic-focus="false" form:apply-design-mode="false"/>
        <draw:frame draw:name="Rectangle 2" presentation:style-name="pr9" draw:text-style-name="P40" draw:layer="layout" svg:width="23.706cm" svg:height="1.776cm" svg:x="1.016cm" svg:y="0.468cm" presentation:class="title" presentation:user-transformed="true">
          <draw:text-box>
            <text:p text:style-name="P9"><text:span text:style-name="T4">C++ Laws of Construction and Destruction</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1" draw:layer="layout" svg:width="25.146cm" svg:height="18.838cm" svg:x="0cm" svg:y="2.244cm" presentation:class="outline" presentation:user-transformed="true">
          <draw:text-box>
            <text:p text:style-name="P25"><text:span text:style-name="T60">1. Every </text:span><text:span text:style-name="T60">object </text:span><text:span text:style-name="T60">must be </text:span><text:span text:style-name="T61">constructe</text:span><text:span text:style-name="T61">d</text:span><text:span text:style-name="T60"> before it </text:span><text:span text:style-name="T60">is used.</text:span></text:p>
            <text:list text:style-name="L4">
              <text:list-item>
                <text:p text:style-name="P25"><text:span text:style-name="T60">Stack </text:span><text:span text:style-name="T60">object: </text:span><text:span text:style-name="T60">when it is </text:span><text:span text:style-name="T60">defined.</text:span></text:p>
              </text:list-item>
              <text:list-item>
                <text:p text:style-name="P25"><text:span text:style-name="T60">Heap </text:span><text:span text:style-name="T60">object: </text:span><text:span text:style-name="T60">when it is </text:span><text:span text:style-name="T60">created.</text:span></text:p>
              </text:list-item>
            </text:list>
            <text:p text:style-name="P25"><text:span text:style-name="T62"/></text:p>
            <text:p text:style-name="P25"><text:span text:style-name="T63">2. Every </text:span><text:span text:style-name="T63">object </text:span><text:span text:style-name="T63">must be </text:span><text:span text:style-name="T64">destructed </text:span><text:span text:style-name="T63">after it </text:span><text:span text:style-name="T63">stops </text:span><text:span text:style-name="T63">being of </text:span><text:span text:style-name="T63">use.</text:span></text:p>
            <text:list text:continue-numbering="true" text:style-name="L4">
              <text:list-item>
                <text:p text:style-name="P25"><text:span text:style-name="T63">Stack </text:span><text:span text:style-name="T63">object: </text:span><text:span text:style-name="T63">when </text:span><text:span text:style-name="T63">gets out </text:span><text:span text:style-name="T63">of scope.</text:span></text:p>
              </text:list-item>
              <text:list-item>
                <text:p text:style-name="P25"><text:span text:style-name="T63">Heap </text:span><text:span text:style-name="T63">object: </text:span><text:span text:style-name="T63">when it is </text:span><text:span text:style-name="T63">deleted.</text:span></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4" presentation:class="page"/>
          <draw:frame presentation:style-name="pr8" draw:text-style-name="P39" draw:layer="layout" svg:width="15.775cm" svg:height="12.792cm" svg:x="1.972cm" svg:y="13.503cm" presentation:class="notes" presentation:placeholder="true">
            <draw:text-box/>
          </draw:frame>
        </presentation:notes>
      </draw:page>
      <draw:page draw:name="page15" draw:style-name="dp1" draw:master-page-name="כותרת_20_ותוכן" presentation:presentation-page-layout-name="AL2T11" xml:id="id25" draw:id="id25">
        <office:forms form:automatic-focus="false" form:apply-design-mode="false"/>
        <draw:frame draw:name="Rectangle 2" presentation:style-name="pr5" draw:text-style-name="P42" draw:layer="layout" svg:width="19.473cm" svg:height="2.031cm" svg:x="0.847cm" svg:y="0.763cm" presentation:class="title" presentation:user-transformed="true">
          <draw:text-box>
            <text:p text:style-name="P9"><text:span text:style-name="T65">What file-names should we use?</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3" draw:layer="layout" svg:width="23.368cm" svg:height="12.911cm" svg:x="1.016cm" svg:y="3.81cm">
          <draw:text-box>
            <text:list text:style-name="L1">
              <text:list-item>
                <text:p xml:id="id26" text:id="id26"><text:span text:style-name="T66">The C++ compiler does not care how your files are called.</text:span></text:p>
              </text:list-item>
              <text:list-item>
                <text:p xml:id="id27" text:id="id27"><text:span text:style-name="T66">It is common to put a class declaration in file </text:span><text:span text:style-name="T67">ClassName.hpp</text:span><text:span text:style-name="T66"> (or </text:span><text:span text:style-name="T67">ClassName.h</text:span><text:span text:style-name="T66">)</text:span></text:p>
                <text:p xml:id="id28" text:id="id28"><text:span text:style-name="T66">and the class implementation in file </text:span><text:span text:style-name="T68">ClassName.cpp</text:span><text:span text:style-name="T66">.</text:span></text:p>
              </text:list-item>
              <text:list-item>
                <text:p xml:id="id29" text:id="id29"><text:span text:style-name="T69">Why is it better?</text:span><text:span text:style-name="T66"> </text:span></text:p>
                <text:list>
                  <text:list-item>
                    <text:p xml:id="id30" text:id="id30"><text:span text:style-name="T66">Hiding implementation details.</text:span></text:p>
                  </text:list-item>
                  <text:list-item>
                    <text:p xml:id="id31" text:id="id31"><text:span text:style-name="T66">Saving comiplation time – when you have a good </text:span><text:span text:style-name="T70">Makefile</text:span><text:span text:style-name="T66"> </text:span><text:span text:style-name="T71">(see folder 4)</text:span><text:span text:style-name="T66">.</text:span></text:p>
                  </text:list-item>
                </text:list>
              </text:list-item>
            </text:list>
          </draw:text-box>
        </draw:frame>
        <anim:par presentation:node-type="timing-root">
          <anim:par smil:begin="id2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15"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46">Note: private members are part of the interface file (because they appear at the h file, not on purpose) </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 Basics: Constructors" draw:style-name="dp1" draw:master-page-name="כותרת_20_ותוכן" presentation:presentation-page-layout-name="AL2T11" xml:id="id32" draw:id="id3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onstructors </text:span><text:span text:style-name="T43">(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 </text:span><text:span text:style-name="T72">// Calls 1</text:span><text:span text:style-name="T72"><text:line-break/></text:span><text:span text:style-name="T72"> <text:s text:c="2"/></text:span><text:span text:style-name="T45">MyClass b </text:span><text:span text:style-name="T45">{</text:span><text:span text:style-name="T73">5}</text:span><text:span text:style-name="T45">; </text:span><text:span text:style-name="T72">// Calls </text:span><text:span text:style-name="T72">2</text:span><text:span text:style-name="T72"><text:line-break/></text:span><text:span text:style-name="T72"> <text:s text:c="2"/></text:span><text:span text:style-name="T45">MyClass c </text:span><text:span text:style-name="T45">{</text:span><text:span text:style-name="T73">1.0</text:span><text:span text:style-name="T45">, </text:span><text:span text:style-name="T73">0.0</text:span><text:span text:style-name="T45">}; </text:span><text:span text:style-name="T72">// </text:span><text:span text:style-name="T72">Calls 3 </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xml:id="id33" draw:id="id3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onstructors and Arrays</text:span><text:span text:style-name="T43"> (folder 4)</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text:span><text:span text:style-name="T45">a[5]; </text:span><text:span text:style-name="T72">// Calls </text:span><text:span text:style-name="T72">1 five times</text:span><text:span text:style-name="T72"><text:line-break/></text:span><text:span text:style-name="T72"> <text:s text:c="2"/></text:span><text:span text:style-name="T45">MyClass </text:span><text:span text:style-name="T45">b[5] {11, 22}; </text:span><text:span text:style-name="T72">// Calls 2 two </text:span><text:span text:style-name="T72">times</text:span><text:span text:style-name="T72"><text:line-break/></text:span><text:span text:style-name="T72"> <text:s text:c="2"/></text:span><text:span text:style-name="T45">MyClass </text:span><text:span text:style-name="T45">c[5] </text:span><text:span text:style-name="T45">{ {11,22}, </text:span><text:span text:style-name="T45">33}; </text:span><text:span text:style-name="T72">// Calls </text:span><text:span text:style-name="T72">3 then 2</text:span></text:p>
            <text:p text:style-name="P25"><text:span text:style-name="T72">}</text:span></text:p>
          </draw:text-box>
        </draw:frame>
        <draw:custom-shape draw:name="Oval 4" draw:style-name="gr14" draw:text-style-name="P44" draw:layer="layout" svg:width="0.978cm" svg:height="0.978cm" svg:x="0.508cm" svg:y="6.388cm">
          <text:p text:style-name="P1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44" draw:layer="layout" svg:width="0.978cm" svg:height="0.978cm" svg:x="0.546cm" svg:y="7.404cm">
          <text:p text:style-name="P1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44" draw:layer="layout" svg:width="0.978cm" svg:height="0.978cm" svg:x="0.546cm" svg:y="8.42cm">
          <text:p text:style-name="P1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4" draw:id="id34">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Constructors –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75">// </text:span><text:span text:style-name="T75">parameterless </text:span><text:span text:style-name="T75">ctor. </text:span><text:span text:style-name="T75"><text:line-break/></text:span><text:span text:style-name="T75">   //...</text:span><text:span text:style-name="T75"><text:line-break/></text:span><text:span text:style-name="T36">}; </text:span><text:span text:style-name="T36"><text:line-break/></text:span><text:span text:style-name="T75">//... </text:span><text:span text:style-name="T75"><text:line-break/></text:span><text:span text:style-name="T31">int</text:span><text:span text:style-name="T36"> main() { </text:span><text:span text:style-name="T36"><text:line-break/></text:span><text:span text:style-name="T36">   MyClass a; </text:span><text:span text:style-name="T75">// </text:span><text:span text:style-name="T75">parameterless </text:span><text:span text:style-name="T75">ctor called </text:span><text:span text:style-name="T75"><text:line-break/></text:span><text:span text:style-name="T75">   // …</text:span></text:p>
            <text:p text:style-name="P34"><text:span text:style-name="T75">}</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5" draw:id="id35">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9">Constructors – default parameterless ctor</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text:span><text:span text:style-name="T75">// No </text:span><text:span text:style-name="T75">ctors </text:span><text:span text:style-name="T75"><text:line-break/></text:span><text:span text:style-name="T36">}; </text:span><text:span text:style-name="T36"><text:line-break/></text:span><text:span text:style-name="T36"/></text:p>
            <text:p text:style-name="P34"><text:span text:style-name="T31">int</text:span><text:span text:style-name="T36"> main() { </text:span><text:span text:style-name="T36"><text:line-break/></text:span><text:span text:style-name="T36">  MyClass </text:span><text:span text:style-name="T36">a; </text:span><text:span text:style-name="T75">// </text:span><text:span text:style-name="T76">default</text:span><text:span text:style-name="T75"> </text:span><text:span text:style-name="T75">parameterless </text:span><text:span text:style-name="T75">ctor:</text:span></text:p>
            <text:p text:style-name="P34"><text:span text:style-name="T75"><text:s text:c="2"/></text:span><text:span text:style-name="T75">// Calls </text:span><text:span text:style-name="T75">parameterless </text:span><text:span text:style-name="T75">ctors of </text:span><text:span text:style-name="T75">members</text:span></text:p>
            <text:p text:style-name="P34"><text:span text:style-name="T77">}</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3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6" draw:id="id36">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 </text:span><text:span text:style-name="T75">// no </text:span><text:span text:style-name="T75">parameterless </text:span><text:span text:style-name="T75">ctor. </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36"><text:s text:c="4"/></text:span><text:span text:style-name="T78">// </text:span><text:span text:style-name="T78">compiler </text:span><text:span text:style-name="T78">error – </text:span></text:p>
            <text:p text:style-name="P34"><text:span text:style-name="T78"><text:s text:c="3"/></text:span><text:span text:style-name="T36">MyClass </text:span><text:span text:style-name="T36">b[5]; </text:span><text:span text:style-name="T78"><text:s/>// no </text:span><text:span text:style-name="T78">parameterless </text:span><text:span text:style-name="T78">ctor. </text:span></text:p>
            <text:p text:style-name="P34"><text:span text:style-name="T77">}</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onstructors – no default parameterless ctor</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1" draw:style-name="dp1" draw:master-page-name="כותרת_20_ותוכן" presentation:presentation-page-layout-name="AL2T11" xml:id="id37" draw:id="id37">
        <office:forms form:automatic-focus="false" form:apply-design-mode="fals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text:span><text:span text:style-name="T31">in</text:span><text:span text:style-name="T31">t</text:span><text:span text:style-name="T36"> x);</text:span><text:span text:style-name="T75"> </text:span><text:span text:style-name="T75"><text:line-break/></text:span><text:span text:style-name="T36">   MyClass() </text:span><text:span text:style-name="T36">= </text:span><text:span text:style-name="T31">default</text:span><text:span text:style-name="T36">;</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5">// </text:span><text:span text:style-name="T76">default</text:span><text:span text:style-name="T75"> </text:span><text:span text:style-name="T75">parameterless </text:span><text:span text:style-name="T75">ctor</text:span></text:p>
            <text:p text:style-name="P34"><text:span text:style-name="T77">}</text:span></text:p>
          </draw:text-box>
        </draw:frame>
        <draw:frame draw:name="Rectangle 2" presentation:style-name="pr9" draw:text-style-name="P45" draw:layer="layout" svg:width="23.706cm" svg:height="2.116cm" svg:x="0.847cm" svg:y="0.423cm" presentation:class="title" presentation:user-transformed="true">
          <draw:text-box>
            <text:p text:style-name="P9"><text:span text:style-name="T79">Constructors – explicit default parameterless ctor</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page22" draw:style-name="dp1" draw:master-page-name="כותרת_20_ותוכן" presentation:presentation-page-layout-name="AL2T11" xml:id="id38" draw:id="id38">
        <office:forms form:automatic-focus="false" form:apply-design-mode="fals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4"><text:span text:style-name="T31">class</text:span><text:span text:style-name="T36"> MyClass </text:span><text:span text:style-name="T36">{ </text:span><text:span text:style-name="T36"><text:line-break/></text:span><text:span text:style-name="T31">public</text:span><text:span text:style-name="T36">: </text:span><text:span text:style-name="T36"><text:line-break/></text:span><text:span text:style-name="T36">   MyClass() </text:span><text:span text:style-name="T36">= </text:span><text:span text:style-name="T31">delete</text:span><text:span text:style-name="T36">; <text:s/></text:span><text:span text:style-name="T75"><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8">// compiler </text:span><text:span text:style-name="T78">error – </text:span></text:p>
            <text:p text:style-name="P34"><text:span text:style-name="T78"><text:s text:c="14"/></text:span><text:span text:style-name="T78">// no </text:span><text:span text:style-name="T78">parameterless </text:span><text:span text:style-name="T78">ctor. </text:span></text:p>
            <text:p text:style-name="P34"><text:span text:style-name="T78"><text:s text:c="8"/></text:span><text:span text:style-name="T78">// </text:span><text:span text:style-name="T78">(why would </text:span><text:span text:style-name="T78">someone do </text:span><text:span text:style-name="T78">this??)</text:span><text:span text:style-name="T78"> <text:s text:c="3"/></text:span></text:p>
            <text:p text:style-name="P34"><text:span text:style-name="T77">}</text:span></text:p>
          </draw:text-box>
        </draw:frame>
        <draw:frame draw:name="Rectangle 2" presentation:style-name="pr9" draw:text-style-name="P46" draw:layer="layout" svg:width="23.706cm" svg:height="2.116cm" svg:x="0.847cm" svg:y="0.423cm" presentation:class="title" presentation:user-transformed="true">
          <draw:text-box>
            <text:p text:style-name="P9"><text:span text:style-name="T80">Constructors – deleted default parameterless ctor</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0"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Destructors" draw:style-name="dp1" draw:master-page-name="כותרת_20_ותוכן" presentation:presentation-page-layout-name="AL2T11" xml:id="id39" draw:id="id39">
        <office:forms form:automatic-focus="false" form:apply-design-mode="false"/>
        <draw:frame draw:name="Rectangle 2" presentation:style-name="pr9" draw:text-style-name="P47" draw:layer="layout" svg:width="23.706cm" svg:height="3.047cm" svg:x="0.847cm" svg:y="0.763cm" presentation:class="title" presentation:user-transformed="true">
          <draw:text-box>
            <text:p text:style-name="P9"><text:span text:style-name="T81">De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3.048cm" presentation:class="outline" presentation:user-transformed="true">
          <draw:text-box>
            <text:p text:style-name="P48"><text:span text:style-name="T82">Goal</text:span><text:span text:style-name="T12">: Ensure </text:span><text:span text:style-name="T12">proper </text:span><text:span text:style-name="T12">“cleanup”: </text:span></text:p>
            <text:list text:style-name="L1">
              <text:list-item>
                <text:p text:style-name="P48"><text:span text:style-name="T12">Free </text:span><text:span text:style-name="T12">allocated </text:span><text:span text:style-name="T12">memory;</text:span></text:p>
              </text:list-item>
              <text:list-item>
                <text:p text:style-name="P48"><text:span text:style-name="T12">Close </text:span><text:span text:style-name="T12">opened files </text:span><text:span text:style-name="T12">or db </text:span><text:span text:style-name="T12">connections;</text:span></text:p>
              </text:list-item>
              <text:list-item>
                <text:p text:style-name="P48"><text:span text:style-name="T12">Notify </text:span><text:span text:style-name="T12">related </text:span><text:span text:style-name="T12">objects, etc.</text:span></text:p>
              </text:list-item>
            </text:list>
            <text:p text:style-name="P48"><text:span text:style-name="T12"/></text:p>
            <text:p text:style-name="P48"><text:span text:style-name="T82">Use</text:span><text:span text:style-name="T12">: Called </text:span><text:span text:style-name="T12">for:</text:span></text:p>
            <text:list text:continue-numbering="true" text:style-name="L1">
              <text:list-item>
                <text:p text:style-name="P48"><text:span text:style-name="T12">A stack </text:span><text:span text:style-name="T12">object – </text:span><text:span text:style-name="T12">when it goes </text:span><text:span text:style-name="T12">out of </text:span><text:span text:style-name="T12">scope.</text:span></text:p>
              </text:list-item>
              <text:list-item>
                <text:p text:style-name="P48"><text:span text:style-name="T12">A heap </text:span><text:span text:style-name="T12">object – </text:span><text:span text:style-name="T12">when it is </text:span><text:span text:style-name="T12">explicitly </text:span><text:span text:style-name="T12">deleted.</text:span></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3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0" draw:id="id40">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49"><text:span text:style-name="T83">#include</text:span><text:span text:style-name="T84"> </text:span><text:span text:style-name="T85">&lt;cstdlib&gt;</text:span><text:span text:style-name="T84"> </text:span><text:span text:style-name="T84"><text:line-break/></text:span><text:span text:style-name="T83">class</text:span><text:span text:style-name="T84"> MyClass </text:span><text:span text:style-name="T84"><text:line-break/></text:span><text:span text:style-name="T84">{ </text:span><text:span text:style-name="T84"><text:line-break/></text:span><text:span text:style-name="T83">public</text:span><text:span text:style-name="T84">: </text:span><text:span text:style-name="T84"><text:line-break/></text:span><text:span text:style-name="T84">   MyClass(); <text:s/></text:span><text:span text:style-name="T86">/</text:span><text:span text:style-name="T86">/ constructor </text:span><text:span text:style-name="T84"><text:line-break/></text:span><text:span text:style-name="T84">   ~MyClass(); </text:span><text:span text:style-name="T86">/</text:span><text:span text:style-name="T86">/ destructor </text:span><text:span text:style-name="T86"><text:line-break/></text:span><text:span text:style-name="T83">private</text:span><text:span text:style-name="T84">: </text:span><text:span text:style-name="T84"><text:line-break/></text:span><text:span text:style-name="T84">   </text:span><text:span text:style-name="T83">char</text:span><text:span text:style-name="T84">* _mem; </text:span><text:span text:style-name="T84"><text:line-break/></text:span><text:span text:style-name="T84">}; </text:span><text:span text:style-name="T84"><text:line-break/></text:span><text:span text:style-name="T84">MyClass::MyClass</text:span><text:span text:style-name="T84">() </text:span><text:span text:style-name="T84"><text:line-break/></text:span><text:span text:style-name="T84">{ </text:span><text:span text:style-name="T84"><text:line-break/></text:span><text:span text:style-name="T84">   _mem = new </text:span><text:span text:style-name="T84">char[</text:span><text:span text:style-name="T87">1000]</text:span><text:span text:style-name="T84">; </text:span><text:span text:style-name="T84"><text:line-break/></text:span><text:span text:style-name="T84">} </text:span><text:span text:style-name="T84"><text:line-break/></text:span><text:span text:style-name="T84">MyClass::~MyClas</text:span><text:span text:style-name="T84">s() </text:span><text:span text:style-name="T84"><text:line-break/></text:span><text:span text:style-name="T84">{ </text:span><text:span text:style-name="T84"><text:line-break/></text:span><text:span text:style-name="T84"> <text:s text:c="2"/>delete[] </text:span><text:span text:style-name="T84">_mem;</text:span><text:span text:style-name="T84"><text:line-break/></text:span><text:span text:style-name="T84">} </text:span></text:p>
          </draw:text-box>
        </draw:frame>
        <draw:frame draw:name="Rectangle 4" presentation:style-name="pr22" draw:text-style-name="P27" draw:layer="layout" svg:width="9.312cm" svg:height="15.451cm" svg:x="15.452cm" svg:y="2.752cm" presentation:class="outline" presentation:user-transformed="true">
          <draw:text-box>
            <text:p xml:id="id41" text:id="id41" text:style-name="P34"><text:span text:style-name="T88">int</text:span><text:span text:style-name="T89"> main() </text:span><text:span text:style-name="T89"><text:line-break/></text:span><text:span text:style-name="T89">{ </text:span><text:span text:style-name="T89"><text:line-break/></text:span><text:span text:style-name="T89">   MyClass a; </text:span><text:span text:style-name="T89"><text:line-break/></text:span><text:span text:style-name="T89">   </text:span><text:span text:style-name="T88">if</text:span><text:span text:style-name="T89">( ... ) </text:span><text:span text:style-name="T89"><text:line-break/></text:span><text:span text:style-name="T89">   { </text:span><text:span text:style-name="T89"><text:line-break/></text:span><text:span text:style-name="T89">      MyClass b; </text:span><text:span text:style-name="T89"><text:line-break/></text:span><text:span text:style-name="T89">       </text:span><text:span text:style-name="T89"><text:line-break/></text:span><text:span text:style-name="T89">   } </text:span><text:span text:style-name="T89"><text:line-break/></text:span><text:span text:style-name="T89">    </text:span><text:span text:style-name="T89"><text:line-break/></text:span><text:span text:style-name="T89">} </text:span></text:p>
          </draw:text-box>
        </draw:frame>
        <draw:custom-shape draw:name="AutoShape 5" draw:style-name="gr15" draw:text-style-name="P50" xml:id="id44" draw:id="id44"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51" xml:id="id45" draw:id="id45"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51" xml:id="id42" draw:id="id42"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0" xml:id="id43" draw:id="id43"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4">
          <draw:page-thumbnail draw:style-name="gr7" draw:layer="layout" svg:width="14.212cm" svg:height="10.659cm" svg:x="2.753cm" svg:y="2.16cm" draw:page-number="24" presentation:class="page"/>
          <draw:frame presentation:style-name="pr23" draw:text-style-name="P39"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xml:id="id46" draw:id="id46">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estructors – common errors</text:span><text:span text:style-name="T43"> (folder 5)</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3" draw:layer="layout" svg:width="22.098cm" svg:height="6.581cm" svg:x="1.27cm" svg:y="3.81cm">
          <draw:text-box>
            <text:p><text:span text:style-name="T66">1. Forgetting to write a destructor – causes a memory leak.</text:span></text:p>
            <text:p><text:span text:style-name="T66"/></text:p>
            <text:p><text:span text:style-name="T66">2. Shallow copy – causes destructor to be called twice.</text:span></text:p>
          </draw:text-box>
        </draw:frame>
        <anim:par presentation:node-type="timing-root">
          <anim:par smil:begin="id4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5" presentation:class="page"/>
          <draw:frame presentation:style-name="pr23" draw:text-style-name="P39" draw:layer="layout" svg:width="15.775cm" svg:height="12.792cm" svg:x="1.972cm" svg:y="13.503cm" presentation:class="notes" presentation:placeholder="true">
            <draw:text-box/>
          </draw:frame>
        </presentation:notes>
      </draw:page>
      <draw:page draw:name="C Interface" draw:style-name="dp3" draw:master-page-name="כותרת_20_ותוכן_5f_" presentation:presentation-page-layout-name="AL2T11" xml:id="id47" draw:id="id47">
        <office:forms form:automatic-focus="false" form:apply-design-mode="false"/>
        <draw:frame draw:name="כותרת 1" presentation:style-name="pr24" draw:text-style-name="P2" draw:layer="layout" svg:width="23.706cm" svg:height="1.776cm" svg:x="0.847cm" svg:y="0.763cm" presentation:class="title" presentation:user-transformed="true">
          <draw:text-box>
            <text:p text:style-name="P9"><text:span text:style-name="T4">C struct and functions</text:span></text:p>
          </draw:text-box>
        </draw:frame>
        <draw:frame draw:name="מציין מיקום של מספר שקופית 2" presentation:style-name="pr25"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4"><text:span text:style-name="T44">struct</text:span><text:span text:style-name="T45"> </text:span><text:span text:style-name="T45">IntList; </text:span><text:span text:style-name="T45"><text:line-break/></text:span><text:span text:style-name="T44">typedef</text:span><text:span text:style-name="T45"> </text:span><text:span text:style-name="T44">struct</text:span><text:span text:style-name="T45"> </text:span><text:span text:style-name="T45">IntList </text:span><text:span text:style-name="T45">IntList; </text:span><text:span text:style-name="T45"><text:line-break/></text:span><text:span text:style-name="T45">IntList* </text:span><text:span text:style-name="T45">intListNew(); </text:span><text:span text:style-name="T45"><text:line-break/></text:span><text:span text:style-name="T44">void</text:span><text:span text:style-name="T45"> </text:span><text:span text:style-name="T45">intListFree( <text:s text:c="2"/></text:span><text:span text:style-name="T45"><text:s text:c="3"/>IntList* </text:span><text:span text:style-name="T45">List ); </text:span><text:span text:style-name="T45"><text:line-break/></text:span><text:span text:style-name="T44">void</text:span><text:span text:style-name="T45"> </text:span><text:span text:style-name="T45">intListPushFro</text:span><text:span text:style-name="T45">nt( IntList* </text:span><text:span text:style-name="T45">List, </text:span><text:span text:style-name="T44">int</text:span><text:span text:style-name="T45"> x); </text:span><text:span text:style-name="T45"><text:line-break/></text:span><text:span text:style-name="T44">void</text:span><text:span text:style-name="T45"> </text:span><text:span text:style-name="T45">intListPushBac</text:span><text:span text:style-name="T45">k( <text:s/>IntList* </text:span><text:span text:style-name="T45">List, </text:span><text:span text:style-name="T44">int</text:span><text:span text:style-name="T45"> x); </text:span><text:span text:style-name="T45"><text:line-break/></text:span><text:span text:style-name="T44">int </text:span><text:span text:style-name="T45"><text:s/></text:span><text:span text:style-name="T45">intListPopFron</text:span><text:span text:style-name="T45">t( <text:s/>IntList* </text:span><text:span text:style-name="T45">List ); </text:span><text:span text:style-name="T45"><text:line-break/></text:span><text:span text:style-name="T44">int</text:span><text:span text:style-name="T45"> <text:s/></text:span><text:span text:style-name="T45">intListPopBack</text:span><text:span text:style-name="T45">( <text:s text:c="2"/>IntList* </text:span><text:span text:style-name="T45">List ); </text:span><text:span text:style-name="T45"><text:line-break/></text:span><text:span text:style-name="T44">int</text:span><text:span text:style-name="T45"> <text:s/></text:span><text:span text:style-name="T45">intListIsEmpty</text:span><text:span text:style-name="T45">( <text:s text:c="2"/>IntList </text:span><text:span text:style-name="T44">const</text:span><text:span text:style-name="T45">* List); </text:span><text:span text:style-name="T90"><text:line-break/></text:span><text:span text:style-name="T90"/></text:p>
            <text:p text:style-name="P34"><text:span text:style-name="T44">typedef void</text:span><text:span text:style-name="T45"> </text:span><text:span text:style-name="T45">(*funcInt)</text:span><text:span text:style-name="T45">( </text:span><text:span text:style-name="T44">int</text:span><text:span text:style-name="T45"> x, </text:span><text:span text:style-name="T44">void</text:span><text:span text:style-name="T45">* </text:span><text:span text:style-name="T45">Data ); </text:span><text:span text:style-name="T45"><text:line-break/></text:span><text:span text:style-name="T44">void</text:span><text:span text:style-name="T45"> </text:span><text:span text:style-name="T45">intListMAPCAR( </text:span><text:span text:style-name="T45"><text:s text:c="3"/>IntList* </text:span><text:span text:style-name="T45">List,</text:span></text:p>
            <text:p text:style-name="P34"><text:span text:style-name="T45"><text:s text:c="15"/></text:span><text:span text:style-name="T45"><text:s text:c="7"/></text:span><text:span text:style-name="T45">funcInt </text:span><text:span text:style-name="T45">Func, </text:span><text:span text:style-name="T44">void</text:span><text:span text:style-name="T45">* </text:span><text:span text:style-name="T45">Data ); </text:span></text:p>
          </draw:text-box>
        </draw:fram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6"><text:span text:style-name="T58">Prelude to slide malloc/free vs. new/delete, </text:span></text:p>
              <text:p text:style-name="P36"><text:span text:style-name="T58">BUT – also a chance to compare c style interface with c++</text:span></text:p>
            </draw:text-box>
          </draw:frame>
          <draw:frame draw:name="מציין מיקום של מספר שקופית 3" presentation:style-name="pr28"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 Class" draw:style-name="dp1" draw:master-page-name="כותרת_20_ותוכן" presentation:presentation-page-layout-name="AL2T11" xml:id="id48" draw:id="id4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 Clas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4"><text:span text:style-name="T91">In header file:</text:span></text:p>
            <text:p text:style-name="P34"><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text:span><text:span text:style-name="T45">pushFront(</text:span><text:span text:style-name="T44">int </text:span><text:span text:style-name="T45">x); </text:span><text:span text:style-name="T45"><text:line-break/></text:span><text:span text:style-name="T45">  </text:span><text:span text:style-name="T44">void</text:span><text:span text:style-name="T45"> </text:span><text:span text:style-name="T45">pushBack(</text:span><text:span text:style-name="T44">int</text:span><text:span text:style-name="T45"> </text:span><text:span text:style-name="T45">x); </text:span><text:span text:style-name="T45"><text:line-break/></text:span><text:span text:style-name="T45">  </text:span><text:span text:style-name="T44">int</text:span><text:span text:style-name="T45"> </text:span><text:span text:style-name="T45">popFront(); </text:span><text:span text:style-name="T45"><text:line-break/></text:span><text:span text:style-name="T45">  </text:span><text:span text:style-name="T44">int</text:span><text:span text:style-name="T45"> </text:span><text:span text:style-name="T45">popBack(); </text:span><text:span text:style-name="T45"><text:line-break/></text:span><text:span text:style-name="T45">  </text:span><text:span text:style-name="T44">bool</text:span><text:span text:style-name="T45"> </text:span><text:span text:style-name="T45">isEmpty() </text:span><text:span text:style-name="T44">const</text:span><text:span text:style-name="T45">; </text:span></text:p>
          </draw:text-box>
        </draw:frame>
        <draw:frame draw:style-name="gr19" draw:text-style-name="P52" draw:layer="layout" svg:width="11.022cm" svg:height="15.442cm" svg:x="13.362cm" svg:y="2.592cm">
          <draw:text-box>
            <text:p text:style-name="P34"><text:span text:style-name="T44">private</text:span><text:span text:style-name="T45">: </text:span><text:span text:style-name="T45"><text:line-break/></text:span><text:span text:style-name="T45">  </text:span><text:span text:style-name="T44">struct</text:span><text:span text:style-name="T45"> Node </text:span><text:span text:style-name="T45"><text:line-break/></text:span><text:span text:style-name="T45">  { </text:span><text:span text:style-name="T45"><text:line-break/></text:span><text:span text:style-name="T45">      </text:span><text:span text:style-name="T44">int</text:span><text:span text:style-name="T45"> value; </text:span><text:span text:style-name="T45"><text:line-break/></text:span><text:span text:style-name="T45">      Node *next; </text:span><text:span text:style-name="T45"><text:line-break/></text:span><text:span text:style-name="T45">      Node *prev; </text:span><text:span text:style-name="T45"><text:line-break/></text:span><text:span text:style-name="T45">  }; </text:span><text:span text:style-name="T45"><text:line-break/></text:span><text:span text:style-name="T45">  Node* m_start; </text:span><text:span text:style-name="T45"><text:line-break/></text:span><text:span text:style-name="T45">  Node* m_end; </text:span><text:span text:style-name="T45"><text:line-break/></text:span><text:span text:style-name="T45">}; </text:span><text:span text:style-name="T45"><text:line-break/></text:span><text:span text:style-name="T45"/></text:p>
            <text:p text:style-name="P34"><text:span text:style-name="T45"><text:line-break/></text:span><text:span text:style-name="T45"/></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PROS and CONS:</text:span></text:p>
              <text:p text:style-name="P36"><text:span text:style-name="T58">More structured, "OO"</text:span></text:p>
              <text:p text:style-name="P36"><text:span text:style-name="T58">Reveals the private implementation!!!!</text:span></text:p>
              <text:p text:style-name="P36"><text:span text:style-name="T58">It is protected from change, but if you want to change the implementation you must change the header file.</text:span></text:p>
              <text:p text:style-name="P36"><text:span text:style-name="T58"/></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Classes &amp; Memory allocation" draw:style-name="dp1" draw:master-page-name="שני_20_תכנים" presentation:presentation-page-layout-name="AL3T3" xml:id="id49" draw:id="id49">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lasses &amp; Memory allocation</text:span></text:p>
          </draw:text-box>
        </draw:frame>
        <draw:frame draw:name="מציין מיקום של מספר שקופית 5" presentation:style-name="pr20"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2">Consider this C+</text:span><text:span text:style-name="T92">+ code</text:span></text:p>
            <text:p text:style-name="P25"><text:span text:style-name="T92"/></text:p>
            <text:p text:style-name="P34"><text:span text:style-name="T93">main() </text:span><text:span text:style-name="T93"><text:line-break/></text:span><text:span text:style-name="T93">{ </text:span><text:span text:style-name="T93"><text:line-break/></text:span><text:span text:style-name="T93">   IntList </text:span><text:span text:style-name="T93">L; </text:span><text:span text:style-name="T93"><text:line-break/></text:span><text:span text:style-name="T93">   … </text:span><text:span text:style-name="T93"><text:line-break/></text:span><text:span text:style-name="T93">} </text:span><text:span text:style-name="T89"><text:line-break/></text:span><text:span text:style-name="T89"/></text:p>
            <text:p text:style-name="P25"><text:span text:style-name="T92">What is the </text:span><text:span text:style-name="T92">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4">Compare to C </text:span><text:span text:style-name="T94">style:</text:span></text:p>
            <text:p text:style-name="P34"><text:span text:style-name="T36">main() </text:span><text:span text:style-name="T36"><text:line-break/></text:span><text:span text:style-name="T36">{ </text:span><text:span text:style-name="T36"><text:line-break/></text:span><text:span text:style-name="T36">   IntList* L </text:span><text:span text:style-name="T36">= <text:s text:c="2"/></text:span></text:p>
            <text:p text:style-name="P34"><text:span text:style-name="T36"><text:s text:c="3"/></text:span><text:span text:style-name="T36">intListNew()</text:span></text:p>
            <text:p text:style-name="P34"><text:span text:style-name="T36"><text:s text:c="3"/>…</text:span></text:p>
            <text:p text:style-name="P34"><text:span text:style-name="T36"><text:s text:c="3"/></text:span><text:span text:style-name="T36">intListFree(L</text:span><text:span text:style-name="T36">)</text:span><text:span text:style-name="T36"><text:line-break/></text:span><text:span text:style-name="T36">} </text:span><text:span text:style-name="T36"><text:line-break/></text:span><text:span text:style-name="T45"><text:line-break/></text:span><text:span text:style-name="T45"/></text:p>
            <text:p text:style-name="P34"><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8" presentation:class="page"/>
          <draw:frame presentation:style-name="pr23" draw:text-style-name="P3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0" draw:id="id50">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5">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4"><text:span text:style-name="T93">IntList* L = (IntList*)malloc(</text:span><text:span text:style-name="T96">sizeof</text:span><text:span text:style-name="T93">(IntList)); </text:span></text:p>
            <text:p text:style-name="P34"><text:span text:style-name="T12">Does not call constructor!</text:span></text:p>
            <text:p text:style-name="P25"><text:span text:style-name="T12">Internal data members are not initialized</text:span></text:p>
            <text:p text:style-name="P25"><text:span text:style-name="T12"/></text:p>
            <text:p xml:id="id51" text:id="id51" text:style-name="P34"><text:span text:style-name="T93">free(L); </text:span><text:span text:style-name="T93"><text:line-break/></text:span><text:span text:style-name="T12">Does not call destructor!</text:span></text:p>
            <text:p xml:id="id52" text:id="id52" text:style-name="P25"><text:span text:style-name="T12">Internal data members are not freed</text:span></text:p>
            <text:p text:style-name="P25"><text:span text:style-name="T12"/></text:p>
            <text:p text:style-name="P25"><text:span text:style-name="T12"/></text:p>
          </draw:text-box>
        </draw:frame>
        <anim:par presentation:node-type="timing-root">
          <anim:par smil:begin="id5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What should we do? </text:span></text:p>
              <text:p text:style-name="P36"><text:span text:style-name="T58">createObj and freeObj function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delete" draw:style-name="dp1" draw:master-page-name="כותרת_20_ותוכן" presentation:presentation-page-layout-name="AL2T11" xml:id="id53" draw:id="id5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emory allocation in </text:span><text:span text:style-name="T97">C++</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text:span><text:span text:style-name="T12">operators:</text:span></text:p>
            <text:p text:style-name="P25"><text:span text:style-name="T12"/></text:p>
            <text:p text:style-name="P34"><text:span text:style-name="T93">IntList *L </text:span><text:span text:style-name="T93">= </text:span><text:span text:style-name="T96">new</text:span><text:span text:style-name="T93"> </text:span><text:span text:style-name="T93">IntList; </text:span></text:p>
            <text:list text:style-name="L6">
              <text:list-item>
                <text:p text:style-name="P34"><text:span text:style-name="T12">Allocate </text:span><text:span text:style-name="T12">memory</text:span></text:p>
              </text:list-item>
              <text:list-item>
                <text:p text:style-name="P34"><text:span text:style-name="T12">Call </text:span><text:span text:style-name="T12">constructor</text:span></text:p>
              </text:list-item>
            </text:list>
            <text:p text:style-name="P25"><text:span text:style-name="T12"/></text:p>
            <text:p text:style-name="P34"><text:span text:style-name="T96">delete</text:span><text:span text:style-name="T93"> L;</text:span></text:p>
            <text:list text:style-name="L7">
              <text:list-item>
                <text:p text:style-name="P34"><text:span text:style-name="T98"><text:s/></text:span><text:span text:style-name="T98">Call </text:span><text:span text:style-name="T98">destructor</text:span></text:p>
              </text:list-item>
              <text:list-item>
                <text:p text:style-name="P25"><text:span text:style-name="T98"><text:s/></text:span><text:span text:style-name="T98">Free </text:span><text:span text:style-name="T98">memory</text:span></text:p>
              </text:list-item>
            </text:list>
            <text:p text:style-name="P25"><text:span text:style-name="T12"/></text:p>
            <text:p text:style-name="P25"><text:span text:style-name="T12"/></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0" presentation:class="page"/>
          <draw:frame presentation:style-name="pr8" draw:text-style-name="P3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4" draw:id="id5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Can be used </text:span><text:span text:style-name="T12">with any type:</text:span></text:p>
            <text:p text:style-name="P34"><text:span text:style-name="T96">int</text:span><text:span text:style-name="T93"> *i = </text:span><text:span text:style-name="T96">new</text:span><text:span text:style-name="T93"> </text:span><text:span text:style-name="T96">int</text:span><text:span text:style-name="T93">; </text:span><text:span text:style-name="T93"><text:line-break/></text:span><text:span text:style-name="T96">char</text:span><text:span text:style-name="T93"> **p = </text:span><text:span text:style-name="T96">new</text:span><text:span text:style-name="T93"> (</text:span><text:span text:style-name="T96">char</text:span><text:span text:style-name="T93"> </text:span><text:span text:style-name="T93">*); </text:span></text:p>
            <text:list text:style-name="L8">
              <text:list-item>
                <text:p text:style-name="P25"><text:span text:style-name="T30">new is a global </text:span><text:span text:style-name="T30">operator</text:span></text:p>
              </text:list-item>
              <text:list-item>
                <text:p text:style-name="P25"><text:span text:style-name="T30">new </text:span><text:span text:style-name="T99">expression</text:span><text:span text:style-name="T100"> </text:span><text:span text:style-name="T30">invokes the </text:span><text:span text:style-name="T30">new </text:span><text:span text:style-name="T99">operator</text:span><text:span text:style-name="T100"> <text:s/></text:span><text:span text:style-name="T30">to allocate </text:span><text:span text:style-name="T30">memory, and </text:span><text:span text:style-name="T30">then calls ctor</text:span></text:p>
              </text:list-item>
              <text:list-item>
                <text:p text:style-name="P25"><text:span text:style-name="T30">Can be </text:span><text:span text:style-name="T30">overloaded (or </text:span><text:span text:style-name="T100">replaced</text:span><text:span text:style-name="T30">)</text:span></text:p>
              </text:list-item>
              <text:list-item>
                <text:p text:style-name="P25"><text:span text:style-name="T30">By default, </text:span><text:span text:style-name="T30">failure throws </text:span><text:span text:style-name="T30">exception. Can </text:span><text:span text:style-name="T30">be changed.</text:span></text:p>
              </text:list-item>
              <text:list-item>
                <text:p text:style-name="P25"><text:span text:style-name="T30">See &lt;new&gt; </text:span><text:span text:style-name="T30">header</text:span></text:p>
              </text:list-item>
            </text:list>
          </draw:text-box>
        </draw:frame>
        <anim:par presentation:node-type="timing-root">
          <anim:par smil:begin="id5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6"><text:span text:style-name="T58">Replacing – the global operator new() isn't overloaded but special behavior – user defined function will replace (effectively hide) the pre defined. By standard, each c++ implementation should provide a global operator new() function that can be replaced.</text:span></text:p>
              <text:p text:style-name="P36"><text:span text:style-name="T58">Overloaded – inside a specific class you can overload the operator for that class.</text:span></text:p>
            </draw:text-box>
          </draw:frame>
          <draw:frame draw:name="מציין מיקום של מספר שקופית 3" presentation:style-name="pr11" draw:text-style-name="P33" draw:layer="layout" svg:width="8.545cm" svg:height="1.419cm" svg:x="11.174cm" svg:y="27.01cm" presentation:class="page-number" presentation:user-transformed="true">
            <draw:text-box>
              <text:p text:style-name="P29"><text:span text:style-name="T42"><text:page-number>&lt;number&gt;</text:page-number></text:span></text:p>
            </draw:text-box>
          </draw:frame>
        </presentation:notes>
      </draw:page>
      <draw:page draw:name="New &amp; Constructors" draw:style-name="dp1" draw:master-page-name="כותרת_20_ותוכן" presentation:presentation-page-layout-name="AL2T11" xml:id="id55" draw:id="id5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ew &amp; Constructor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4"><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ext:span><text:span text:style-name="T44">t</text:span><text:span text:style-name="T45"> i ); </text:span><text:span text:style-name="T45"><text:line-break/></text:span><text:span text:style-name="T45">   MyClass( </text:span><text:span text:style-name="T44">do</text:span><text:span text:style-name="T44">uble</text:span><text:span text:style-name="T45"> x, </text:span><text:span text:style-name="T44">double</text:span><text:span text:style-name="T45"> </text:span><text:span text:style-name="T45">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text:span><text:span text:style-name="T45">MyClass; </text:span><text:span text:style-name="T72">// </text:span><text:span text:style-name="T72">Calls </text:span><text:span text:style-name="T72"><text:line-break/></text:span><text:span text:style-name="T45">a = </text:span><text:span text:style-name="T44">new</text:span><text:span text:style-name="T45"> </text:span><text:span text:style-name="T45">MyClass </text:span><text:span text:style-name="T45">{</text:span><text:span text:style-name="T73">5</text:span><text:span text:style-name="T101">}</text:span><text:span text:style-name="T45">; </text:span><text:span text:style-name="T72">// Calls </text:span><text:span text:style-name="T72"><text:line-break/></text:span><text:span text:style-name="T45">a = </text:span><text:span text:style-name="T44">new</text:span><text:span text:style-name="T45"> </text:span><text:span text:style-name="T45">MyClass { </text:span><text:span text:style-name="T73">1.0</text:span><text:span text:style-name="T45">, </text:span><text:span text:style-name="T73">0.0</text:span><text:span text:style-name="T45"> }; </text:span><text:span text:style-name="T72">// </text:span><text:span text:style-name="T72">Calls </text:span><text:span text:style-name="T72"><text:line-break/></text:span><text:span text:style-name="T45"><text:line-break/></text:span><text:span text:style-name="T45"/></text:p>
            <text:p text:style-name="P34"><text:span text:style-name="T45"><text:line-break/></text:span><text:span text:style-name="T45"/></text:p>
          </draw:text-box>
        </draw:frame>
        <draw:custom-shape draw:name="Oval 4" draw:style-name="gr14" draw:text-style-name="P15" draw:layer="layout" svg:width="0.978cm" svg:height="0.978cm" svg:x="1.094cm" svg:y="6.491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53"><text:span text:style-name="T74">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53"><text:span text:style-name="T74">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53"><text:span text:style-name="T74">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2" presentation:class="page"/>
          <draw:frame presentation:style-name="pr8" draw:text-style-name="P3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6" draw:id="id56">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ew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text:span><text:span text:style-name="T12">arrays, use</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103">// </text:span><text:span text:style-name="T103">array of 10 </text:span><text:span text:style-name="T103"><text:s text:c="2"/></text:span></text:p>
            <text:p text:style-name="P34"><text:span text:style-name="T103"><text:s text:c="12"/></text:span><text:span text:style-name="T103"><text:s text:c="10"/></text:span><text:span text:style-name="T103">/</text:span><text:span text:style-name="T103">/ints </text:span><text:span text:style-name="T103"><text:line-break/></text:span><text:span text:style-name="T96">size_t</text:span><text:span text:style-name="T93"> n = </text:span><text:span text:style-name="T102">4</text:span><text:span text:style-name="T93">;</text:span></text:p>
            <text:p text:style-name="P34"><text:span text:style-name="T93">IntList *b </text:span><text:span text:style-name="T93">= </text:span><text:span text:style-name="T96">new</text:span><text:span text:style-name="T93"> </text:span><text:span text:style-name="T93">IntList[n]; </text:span><text:span text:style-name="T93"><text:line-break/></text:span><text:span text:style-name="T93"> <text:s text:c="11"/></text:span><text:span text:style-name="T93"><text:s/></text:span><text:span text:style-name="T103">// array </text:span><text:span text:style-name="T103">of n </text:span><text:span text:style-name="T103">IntLists </text:span><text:span text:style-name="T103"><text:line-break/></text:span><text:span text:style-name="T12">Objects in </text:span><text:span text:style-name="T12">allocated </text:span><text:span text:style-name="T12">array must </text:span><text:span text:style-name="T12">have an </text:span><text:span text:style-name="T12">argument-</text:span><text:span text:style-name="T12">less </text:span><text:span text:style-name="T12">constructor!</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3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7" draw:id="id57">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elete &amp; array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text:span><text:span text:style-name="T12">operation to </text:span><text:span text:style-name="T12">delete arrays</text:span></text:p>
            <text:p text:style-name="P25"><text:span text:style-name="T12"/></text:p>
            <text:p text:style-name="P34"><text:span text:style-name="T96">int</text:span><text:span text:style-name="T93"> *a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6">int</text:span><text:span text:style-name="T93"> *b = </text:span><text:span text:style-name="T96">new</text:span><text:span text:style-name="T93"> </text:span><text:span text:style-name="T96">int</text:span><text:span text:style-name="T93">[</text:span><text:span text:style-name="T102">10</text:span><text:span text:style-name="T93">]; </text:span><text:span text:style-name="T93"><text:line-break/></text:span><text:span text:style-name="T93"><text:line-break/></text:span><text:span text:style-name="T93">delete [] </text:span><text:span text:style-name="T93">a; </text:span><text:span text:style-name="T103">// </text:span><text:span text:style-name="T103">proper </text:span><text:span text:style-name="T103">delete </text:span><text:span text:style-name="T103">command </text:span><text:span text:style-name="T93">delete b; <text:s text:c="2"/></text:span><text:span text:style-name="T93"><text:s/></text:span><text:span text:style-name="T103">// </text:span><text:span text:style-name="T103">apparently </text:span><text:span text:style-name="T103">works, </text:span><text:span text:style-name="T103"><text:line-break/></text:span><text:span text:style-name="T103">// but may </text:span><text:span text:style-name="T103">cause </text:span><text:span text:style-name="T103">segmentatio</text:span><text:span text:style-name="T103">n fault</text:span><text:span text:style-name="T103"><text:line-break/></text:span><text:span text:style-name="T103">// or </text:span><text:span text:style-name="T103">memory leak</text:span><text:span text:style-name="T104"> </text:span><text:span text:style-name="T104">(folder 6)</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39"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8" draw:id="id5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llocate array of objects w/o def. cons.</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6">MyClass </text:span><text:span text:style-name="T106">**arr = </text:span><text:span text:style-name="T105">new</text:span><text:span text:style-name="T106"> </text:span><text:span text:style-name="T106">MyClass </text:span><text:span text:style-name="T106">*[n]; </text:span><text:span text:style-name="T106"><text:line-break/></text:span><text:span text:style-name="T108">// array of </text:span><text:span text:style-name="T108">n pointers </text:span><text:span text:style-name="T108">to MyClass </text:span><text:span text:style-name="T108">(no </text:span></text:p>
            <text:p text:style-name="P25"><text:span text:style-name="T108">// cons. is </text:span><text:span text:style-name="T108">invoked) </text:span></text:p>
            <text:p text:style-name="P25"><text:span text:style-name="T108"><text:line-break/></text:span><text:span text:style-name="T105">for</text:span><text:span text:style-name="T106"> (</text:span><text:span text:style-name="T105">size_t </text:span><text:span text:style-name="T106">i=</text:span><text:span text:style-name="T107">0</text:span><text:span text:style-name="T106">; i&lt;n; +</text:span><text:span text:style-name="T106">+i) </text:span><text:span text:style-name="T106"><text:line-break/></text:span><text:span text:style-name="T106">{ </text:span><text:span text:style-name="T106"><text:line-break/></text:span><text:span text:style-name="T106">   arr[i] = </text:span><text:span text:style-name="T105">new</text:span><text:span text:style-name="T106"> MyClass </text:span><text:span text:style-name="T106">(i); </text:span><text:span text:style-name="T106"><text:line-break/></text:span><text:span text:style-name="T106">   </text:span><text:span text:style-name="T108">// each </text:span><text:span text:style-name="T108">pointer </text:span><text:span text:style-name="T108">points to a </text:span><text:span text:style-name="T108">MyClass </text:span></text:p>
            <text:p text:style-name="P25"><text:span text:style-name="T108"><text:s text:c="3"/></text:span><text:span text:style-name="T108">// object </text:span><text:span text:style-name="T108">allocated on </text:span><text:span text:style-name="T108">the heap, </text:span><text:span text:style-name="T108">and </text:span></text:p>
            <text:p text:style-name="P25"><text:span text:style-name="T108"><text:s text:c="3"/></text:span><text:span text:style-name="T108">// the </text:span><text:span text:style-name="T108">cons. is </text:span><text:span text:style-name="T108">invoked. </text:span><text:span text:style-name="T108"><text:line-break/></text:span><text:span text:style-name="T106">} </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39"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59" draw:id="id59">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ree an allocated array of pointers to objects on the heap</text:span></text:p>
          </draw:text-box>
        </draw:frame>
        <draw:frame draw:name="מציין מיקום של מספר שקופית 4" presentation:style-name="pr4" draw:text-style-name="P31"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5">size_t </text:span><text:span text:style-name="T106">n = </text:span><text:span text:style-name="T107">4</text:span><text:span text:style-name="T106">; </text:span><text:span text:style-name="T106"><text:line-break/></text:span><text:span text:style-name="T105">for</text:span><text:span text:style-name="T106"> (</text:span><text:span text:style-name="T105">size_t </text:span><text:span text:style-name="T106">i=</text:span><text:span text:style-name="T107">0</text:span><text:span text:style-name="T106">; i&lt;n; +</text:span><text:span text:style-name="T106">+i) </text:span><text:span text:style-name="T106"><text:line-break/></text:span><text:span text:style-name="T106">{ </text:span><text:span text:style-name="T106"><text:line-break/></text:span><text:span text:style-name="T106">   delete (arr[i]); </text:span><text:span text:style-name="T106"><text:line-break/></text:span><text:span text:style-name="T106">   </text:span><text:span text:style-name="T108">// invoked the dest. </text:span><text:span text:style-name="T108">of each MyClass </text:span></text:p>
            <text:p text:style-name="P25"><text:span text:style-name="T108"><text:s text:c="3"/></text:span><text:span text:style-name="T108">// object allocated </text:span><text:span text:style-name="T108">on the heap, and </text:span></text:p>
            <text:p text:style-name="P25"><text:span text:style-name="T108"><text:s text:c="3"/></text:span><text:span text:style-name="T108">// free the memory. </text:span><text:span text:style-name="T108"><text:line-break/></text:span><text:span text:style-name="T106">} </text:span><text:span text:style-name="T106"><text:line-break/></text:span><text:span text:style-name="T106">delete [] arr; </text:span><text:span text:style-name="T106"><text:line-break/></text:span><text:span text:style-name="T108">// free the memory </text:span><text:span text:style-name="T108">allocated for the </text:span></text:p>
            <text:p text:style-name="P25"><text:span text:style-name="T108">// array of pointers. </text:span><text:span text:style-name="T108">No dest. is invoked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3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urier New" svg:font-family="'Courier New'" style:font-family-generic="modern"/>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16">16/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text:span><text:span text:style-name="MT6">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text:span><text:span text:style-name="MT6">Level</text:span></text:p>
                          <text:list>
                            <text:list-item>
                              <text:p text:style-name="MP16"><text:span text:style-name="MT6">Fifth Outline </text:span><text:span text:style-name="MT6">Level</text:span></text:p>
                              <text:list>
                                <text:list-item>
                                  <text:p text:style-name="MP16"><text:span text:style-name="MT6">Sixth Outline </text:span><text:span text:style-name="MT6">Level</text:span></text:p>
                                  <text:list>
                                    <text:list-item>
                                      <text:p text:style-name="MP17"><text:span text:style-name="MT6">Seventh </text:span><text:span text:style-name="MT6">Outline </text:span><text:span text:style-name="MT6">Level</text:span><text:span text:style-name="MT6">לחץ </text:span><text:span text:style-name="MT6">כדי לערוך </text:span><text:span text:style-name="MT6">סגנונות </text:span><text:span text:style-name="MT6">טקסט של </text:span><text:span text:style-name="MT6">תבנית בסיס</text:span></text:p>
                                      <text:list>
                                        <text:list-item>
                                          <text:p text:style-name="MP17"><text:span text:style-name="MT7">רמה </text:span><text:span text:style-name="MT7">שנייה</text:span></text:p>
                                          <text:list>
                                            <text:list-item>
                                              <text:p text:style-name="MP17"><text:span text:style-name="MT8">רמה </text:span><text:span text:style-name="MT8">שלישי</text:span><text:span text:style-name="MT8">ת</text:span></text:p>
                                              <text:list>
                                                <text:list-item>
                                                  <text:p text:style-name="MP18"><text:span text:style-name="MT8">רמ</text:span><text:span text:style-name="MT8">ה </text:span><text:span text:style-name="MT8">רב</text:span><text:span text:style-name="MT8">יעי</text:span><text:span text:style-name="MT8">ת</text:span></text:p>
                                                </text:list-item>
                                                <text:list-item>
                                                  <text:p text:style-name="MP18"><text:span text:style-name="MT8">רמ</text:span><text:span text:style-name="MT8">ה </text:span><text:span text:style-name="MT8">ח</text:span><text:span text:style-name="MT8">מי</text:span><text:span text:style-name="MT8">ש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16">16/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text:span><text:span text:style-name="MT6">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text:span><text:span text:style-name="MT6">Level</text:span></text:p>
                          <text:list>
                            <text:list-item>
                              <text:p text:style-name="MP16"><text:span text:style-name="MT6">Fifth Outline </text:span><text:span text:style-name="MT6">Level</text:span></text:p>
                              <text:list>
                                <text:list-item>
                                  <text:p text:style-name="MP16"><text:span text:style-name="MT6">Sixth Outline </text:span><text:span text:style-name="MT6">Level</text:span></text:p>
                                  <text:list>
                                    <text:list-item>
                                      <text:p text:style-name="MP17"><text:span text:style-name="MT6">Seventh </text:span><text:span text:style-name="MT6">Outline </text:span><text:span text:style-name="MT6">Level</text:span><text:span text:style-name="MT6">לחץ </text:span><text:span text:style-name="MT6">כדי לערוך </text:span><text:span text:style-name="MT6">סגנונות </text:span><text:span text:style-name="MT6">טקסט של </text:span><text:span text:style-name="MT6">תבנית בסיס</text:span></text:p>
                                      <text:list>
                                        <text:list-item>
                                          <text:p text:style-name="MP17"><text:span text:style-name="MT7">רמה </text:span><text:span text:style-name="MT7">שנייה</text:span></text:p>
                                          <text:list>
                                            <text:list-item>
                                              <text:p text:style-name="MP17"><text:span text:style-name="MT8">רמה </text:span><text:span text:style-name="MT8">שלישי</text:span><text:span text:style-name="MT8">ת</text:span></text:p>
                                              <text:list>
                                                <text:list-item>
                                                  <text:p text:style-name="MP18"><text:span text:style-name="MT8">רמ</text:span><text:span text:style-name="MT8">ה </text:span><text:span text:style-name="MT8">רב</text:span><text:span text:style-name="MT8">יעי</text:span><text:span text:style-name="MT8">ת</text:span></text:p>
                                                </text:list-item>
                                                <text:list-item>
                                                  <text:p text:style-name="MP18"><text:span text:style-name="MT8">רמ</text:span><text:span text:style-name="MT8">ה </text:span><text:span text:style-name="MT8">ח</text:span><text:span text:style-name="MT8">מי</text:span><text:span text:style-name="MT8">ש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text:span><text:span text:style-name="MT6">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text:span><text:span text:style-name="MT6">Level</text:span></text:p>
                          <text:list>
                            <text:list-item>
                              <text:p text:style-name="MP16"><text:span text:style-name="MT6">Fifth Outline </text:span><text:span text:style-name="MT6">Level</text:span></text:p>
                              <text:list>
                                <text:list-item>
                                  <text:p text:style-name="MP16"><text:span text:style-name="MT6">Sixth Outline </text:span><text:span text:style-name="MT6">Level</text:span></text:p>
                                </text:list-item>
                              </text:list>
                            </text:list-item>
                          </text:list>
                        </text:list-item>
                      </text:list>
                    </text:list-item>
                  </text:list>
                </text:list-item>
              </text:list>
            </text:list-item>
          </text:list>
          <text:p text:style-name="MP20"><text:span text:style-name="MT6">Seventh Outline Level</text:span><text:span text:style-name="MT6">לחץ כדי </text:span><text:span text:style-name="MT6">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text:span><text:span text:style-name="MT6">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text:span><text:span text:style-name="MT6">Level</text:span></text:p>
                          <text:list>
                            <text:list-item>
                              <text:p text:style-name="MP16"><text:span text:style-name="MT6">Fifth Outline </text:span><text:span text:style-name="MT6">Level</text:span></text:p>
                              <text:list>
                                <text:list-item>
                                  <text:p text:style-name="MP16"><text:span text:style-name="MT6">Sixth Outline </text:span><text:span text:style-name="MT6">Level</text:span></text:p>
                                  <text:list>
                                    <text:list-item>
                                      <text:p text:style-name="MP17"><text:span text:style-name="MT6">Seventh </text:span><text:span text:style-name="MT6">Outline </text:span><text:span text:style-name="MT6">Level</text:span><text:span text:style-name="MT6">לחץ </text:span><text:span text:style-name="MT6">כדי לערוך </text:span><text:span text:style-name="MT6">סגנונות </text:span><text:span text:style-name="MT6">טקסט של </text:span><text:span text:style-name="MT6">תבנית בסיס</text:span></text:p>
                                      <text:list>
                                        <text:list-item>
                                          <text:p text:style-name="MP17"><text:span text:style-name="MT7">רמה </text:span><text:span text:style-name="MT7">שנייה</text:span></text:p>
                                          <text:list>
                                            <text:list-item>
                                              <text:p text:style-name="MP17"><text:span text:style-name="MT8">רמה </text:span><text:span text:style-name="MT8">שלישי</text:span><text:span text:style-name="MT8">ת</text:span></text:p>
                                              <text:list>
                                                <text:list-item>
                                                  <text:p text:style-name="MP18"><text:span text:style-name="MT8">רמ</text:span><text:span text:style-name="MT8">ה </text:span><text:span text:style-name="MT8">רב</text:span><text:span text:style-name="MT8">יעי</text:span><text:span text:style-name="MT8">ת</text:span></text:p>
                                                </text:list-item>
                                                <text:list-item>
                                                  <text:p text:style-name="MP18"><text:span text:style-name="MT8">רמ</text:span><text:span text:style-name="MT8">ה </text:span><text:span text:style-name="MT8">ח</text:span><text:span text:style-name="MT8">מי</text:span><text:span text:style-name="MT8">שי</text:span><text:span text:style-name="MT8">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63</meta:editing-cycles>
    <meta:print-date>1999-11-04T13:06:28</meta:print-date>
    <meta:creation-date>1999-10-10T10:49:40</meta:creation-date>
    <dc:date>2018-03-16T13:50:00.567330058</dc:date>
    <meta:editing-duration>P27DT11H55M32S</meta:editing-duration>
    <meta:generator>LibreOffice/5.1.6.2$Linux_X86_64 LibreOffice_project/10m0$Build-2</meta:generator>
    <meta:document-statistic meta:object-count="315"/>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